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style:font-name-complex="Georgia"/>
    </style:style>
    <style:style style:name="P2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auto"/>
      <style:text-properties style:font-name="Georgia" style:font-name-complex="Georgia"/>
    </style:style>
    <style:style style:name="T1" style:family="text">
      <style:text-properties officeooo:rsid="001773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Man Behind The Curtain</text:p>
      <text:p text:style-name="P1"/>
      <text:p text:style-name="P1">Once upon a time, there was a man who lived behind a curtain.</text:p>
      <text:p text:style-name="P1"/>
      <text:p text:style-name="P1">It wasn't anything out of the ordinary, he just didn't want to be seen by anyone.</text:p>
      <text:p text:style-name="P1"/>
      <text:p text:style-name="P1">George was his name, and he didn't have any friends. So no one wanted to see him to begin with. However, George didn't know this.</text:p>
      <text:p text:style-name="P1"/>
      <text:p text:style-name="P1">It wasn't that he hated people, he just disliked them. A lot.</text:p>
      <text:p text:style-name="P1"/>
      <text:p text:style-name="P1">One day, as George was going about his daily routine which consisted of looking out the window of his small one bedroom apartment, George noticed a piece of paper on the ground outside.</text:p>
      <text:p text:style-name="P1"/>
      <text:p text:style-name="P1">Outside. George panicked. He wanted desperately to find out <text:span text:style-name="T1">what</text:span> the piece of paper said, but wasn't sure he wanted to actually go outside.</text:p>
      <text:p text:style-name="P1"/>
      <text:p text:style-name="P1">It was a simple yes/no option. Would he go outside or not?</text:p>
      <text:p text:style-name="P1"/>
      <text:p text:style-name="P1">Putting on his coat, George headed towards the door.</text:p>
      <text:p text:style-name="P1"/>
      <text:p text:style-name="P1">Taking a step outside, he looked around. No one seemed to notice him. That was good enough.</text:p>
      <text:p text:style-name="P1"/>
      <text:p text:style-name="P1">George walked out into the middle of the street and picked up the piece of paper. It read:</text:p>
      <text:p text:style-name="P1"/>
      <text:p text:style-name="P1"><text:soft-page-break/>That wasn't so bad now was it? Next time, say hi to someone.</text:p>
      <text:p text:style-name="P1"/>
      <text:p text:style-name="P1">George ran back inside and locked his door. He was in a panic. Not knowing if he would ever step outside again, George braced himself for the worst. If he had to, he would die alone in his apartment.</text:p>
      <text:p text:style-name="P1"/>
      <text:p text:style-name="P1">The En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20:03:30.255000000</meta:creation-date>
    <meta:editing-cycles>2</meta:editing-cycles>
    <meta:generator>LibreOffice/7.6.4.1$Windows_X86_64 LibreOffice_project/e19e193f88cd6c0525a17fb7a176ed8e6a3e2aa1</meta:generator>
    <meta:editing-duration>PT1M1S</meta:editing-duration>
    <dc:title>book</dc:title>
    <dc:date>2024-01-09T20:04:31.059000000</dc:date>
    <meta:document-statistic meta:table-count="0" meta:image-count="0" meta:object-count="0" meta:page-count="2" meta:paragraph-count="14" meta:word-count="238" meta:character-count="1239" meta:non-whitespace-character-count="1015"/>
    <meta:template xlink:type="simple" xlink:actuate="onRequest" xlink:title="book" xlink:href="../../../../../../AppData/Roaming/LibreOffice/4/user/template/book.ott" meta:date="2024-01-09T20:03:30"/>
  </office:meta>
</office:document-meta>
</file>